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Heading">
      <style:paragraph-properties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ocabulário relacionado aos conselhos</text:p>
      <text:p text:style-name="P1"/>
      <text:p text:style-name="P1"/>
      <text:p text:style-name="P1">|--&gt; Área de política </text:p>
      <text:p text:style-name="P1"><text:s/>forma alternativa: <text:span text:style-name="T1">Área temática </text:span></text:p>
      <text:p text:style-name="P1"><text:s/>forma alternativa: <text:span text:style-name="T1">Área política </text:span></text:p>
      <text:p text:style-name="P1"><text:s text:c="3"/>|--&gt; Desenvolvimento econômico </text:p>
      <text:p text:style-name="P1"><text:s text:c="4"/>nota de escopo: <text:span text:style-name="T1">arranjos produtivos locais, assistência técnica e extensão rural, desenvolvimento regional e desenvolvimento rural sustentável e solidário </text:span></text:p>
      <text:p text:style-name="P1"><text:s text:c="3"/>|--&gt; Garantia de direitos </text:p>
      <text:p text:style-name="P1"><text:s text:c="4"/>nota de escopo: <text:span text:style-name="T1">criança e adolescente, educação, juventude, LGBT, mulheres e pessoa idosa </text:span></text:p>
      <text:p text:style-name="P1"><text:s text:c="3"/>|--&gt; Infraestrutura </text:p>
      <text:p text:style-name="P1"><text:s text:c="4"/>nota de escopo: <text:span text:style-name="T1">cidades</text:span> </text:p>
      <text:p text:style-name="P1"><text:s text:c="3"/>|--&gt; Políticas sociais </text:p>
      <text:p text:style-name="P1"><text:s text:c="4"/>nota de escopo: <text:span text:style-name="T1">assistência social, cultura, saúde, segurança alimentar e nutricional </text:span></text:p>
      <text:p text:style-name="P1"><text:s text:c="3"/>|--&gt; Recursos naturais </text:p>
      <text:p text:style-name="P1"><text:s text:c="4"/>nota de escopo: <text:span text:style-name="T1">Recursos naturais </text:span></text:p>
      <text:p text:style-name="P1">|--&gt; Ato normativo </text:p>
      <text:p text:style-name="P1"><text:s text:c="3"/>|--&gt; Decreto </text:p>
      <text:p text:style-name="P1"><text:s text:c="3"/>|--&gt; Lei </text:p>
      <text:p text:style-name="P1"><text:s text:c="3"/>|--&gt; Portaria </text:p>
      <text:p text:style-name="P1"><text:s text:c="3"/>|--&gt; Regimento interno </text:p>
      <text:p text:style-name="P1"><text:s text:c="4"/>forma alternativa: <text:span text:style-name="T1">Estatuto </text:span></text:p>
      <text:p text:style-name="P1"><text:s text:c="3"/>|--&gt; Resolução </text:p>
      <text:p text:style-name="P1"><text:s text:c="4"/>forma alternativa: <text:span text:style-name="T1">Proposta </text:span></text:p>
      <text:p text:style-name="P1"><text:s text:c="4"/>forma alternativa: <text:span text:style-name="T1">Tese </text:span></text:p>
      <text:p text:style-name="P1"><text:s text:c="4"/>forma alternativa: <text:span text:style-name="T1">Decisão </text:span></text:p>
      <text:p text:style-name="P1"><text:s text:c="4"/>forma alternativa: <text:span text:style-name="T1">Diretriz </text:span></text:p>
      <text:p text:style-name="P1"><text:s text:c="4"/>forma alternativa: <text:span text:style-name="T1">Deliberação </text:span></text:p>
      <text:p text:style-name="P1">|--&gt; Decisão ad referendum </text:p>
      <text:p text:style-name="P1">|--&gt; Instância de participação social </text:p>
      <text:p text:style-name="P1"><text:s/>forma alternativa: <text:span text:style-name="T1">Instituição participativa </text:span></text:p>
      <text:p text:style-name="P1"><text:s/>forma alternativa: <text:span text:style-name="T1">Espaço de participação social </text:span></text:p>
      <text:p text:style-name="P1"><text:s/>forma alternativa: <text:span text:style-name="T1">Espaço participativo </text:span></text:p>
      <text:p text:style-name="P1"><text:s/>forma alternativa: <text:span text:style-name="T1">Instância participativa </text:span></text:p>
      <text:p text:style-name="P1"><text:s/>termo relacionado: <text:span text:style-name="T1">Mecanismo de participação social</text:span></text:p>
      <text:p text:style-name="P1"><text:s text:c="3"/>|--&gt; Conferência </text:p>
      <text:p text:style-name="P1"><text:s text:c="4"/>forma alternativa: <text:span text:style-name="T1">Conferência nacional </text:span></text:p>
      <text:p text:style-name="P1"><text:s text:c="4"/>forma alternativa: <text:span text:style-name="T1">Conferência de políticas públicas </text:span></text:p>
      <text:p text:style-name="P1"><text:s text:c="4"/>definição: <text:span text:style-name="T1">Instância colegiada de temática permanente, instituída por ato normativo, de diálogo entre a sociedade civil e o governo para promover a participação no processo decisório e na gestão de políticas públicas </text:span></text:p>
      <text:p text:style-name="P1"><text:s text:c="4"/>definição: <text:span text:style-name="T1">Processo periódico de promoção do diálogo entre governo e sociedade, realizado em etapas, tipicamente convocadas pelo Executivo </text:span></text:p>
      <text:p text:style-name="P1"><text:s text:c="3"/>|--&gt; Conselho </text:p>
      <text:p text:style-name="P1"><text:s text:c="4"/>forma alternativa: <text:span text:style-name="T1">Conselho nacional de políticas públicas </text:span></text:p>
      <text:p text:style-name="P1"><text:soft-page-break/><text:s text:c="4"/>forma alternativa: <text:span text:style-name="T1">voto de minerva </text:span></text:p>
      <text:p text:style-name="P1"><text:s text:c="4"/>forma alternativa: <text:span text:style-name="T1">Conselho de políticas públicas </text:span></text:p>
      <text:p text:style-name="P1"><text:s text:c="4"/>forma alternativa: <text:span text:style-name="T1">voto de desempate </text:span></text:p>
      <text:p text:style-name="P1"><text:s text:c="4"/>forma alternativa: <text:span text:style-name="T1">Conselho gestor </text:span></text:p>
      <text:p text:style-name="P1"><text:s text:c="4"/>definição: <text:span text:style-name="T1">decisão a ser referenciada pelo grupo legitimado posteriormente </text:span></text:p>
      <text:p text:style-name="P1"><text:s text:c="4"/>definição: <text:span text:style-name="T1">voto de desempate de votação </text:span></text:p>
      <text:p text:style-name="P1"><text:s text:c="4"/>definição: <text:span text:style-name="T1">Espaços públicos vinculados a órgãos do Poder Executivo, tendo por finalidade permitir a participação da sociedade na definição de prioridades para a agenda política, bem como na formulação, no acompanhamento e no controle das políticas públicas (IPEA 2013) </text:span></text:p>
      <text:p text:style-name="P1"><text:s text:c="4"/>nota de escopo: <text:span text:style-name="T1">Espaço participativo com a finalidade de incidir nas políticas públicas de determinado tema, nos quais é prevista certa permanência no tempo, composto por representantes do poder público e da sociedade civil, esta podendo ser dividida em diferentes segmentos. </text:span></text:p>
      <text:p text:style-name="P1"><text:s text:c="4"/>nota de escopo: <text:span text:style-name="T1">espaço contínuo de participação social </text:span></text:p>
      <text:p text:style-name="P1"><text:s text:c="3"/>|--&gt; Instância consultiva </text:p>
      <text:p text:style-name="P1"><text:s text:c="3"/>|--&gt; Instância deliberativa </text:p>
      <text:p text:style-name="P1">|--&gt; Mecanismo de participação social </text:p>
      <text:p text:style-name="P1"><text:s text:c="3"/>|--&gt; Mecanismo consultivo </text:p>
      <text:p text:style-name="P1"><text:s text:c="3"/>|--&gt; Mecanismo deliberativo </text:p>
      <text:p text:style-name="P1">|--&gt; Ministério </text:p>
      <text:p text:style-name="P1"><text:s text:c="3"/>|--&gt; Secretaria </text:p>
      <text:p text:style-name="P1">|--&gt; Método de seleção de participantes </text:p>
      <text:p text:style-name="P1">|--&gt; paridade </text:p>
      <text:p text:style-name="P1"><text:s/>nota de escopo: <text:span text:style-name="T1">paridade é um conceito local, podendo por exemplo, ser considerada proporção igual de membros do governo e da sociedade ou proporção igual entre dois segmentos ou setores que são considerados prioritários pelo Conselho </text:span></text:p>
      <text:p text:style-name="P1">|--&gt; pauta </text:p>
      <text:p text:style-name="P1">|--&gt; Política pública </text:p>
      <text:p text:style-name="P1"><text:s text:c="3"/>|--&gt; Estatuto </text:p>
      <text:p text:style-name="P1"><text:s text:c="4"/>definição: <text:span text:style-name="T1">Conjunto de normas do ordenamento jurídico brasileiro usualmente instituído por lei. </text:span></text:p>
      <text:p text:style-name="P1"><text:s text:c="4"/>nota de escopo: <text:span text:style-name="T1">Não é estatuto sinônimo de regimento interno </text:span></text:p>
      <text:p text:style-name="P1"><text:s text:c="4"/>nota de escopo: <text:span text:style-name="T1">Estatuto que instaura política pública </text:span></text:p>
      <text:p text:style-name="P1"><text:s text:c="3"/>|--&gt; Política ou plano nacional </text:p>
      <text:p text:style-name="P1"><text:s text:c="3"/>|--&gt; Sistema nacional </text:p>
      <text:p text:style-name="P1">|--&gt; Recondução de mandato </text:p>
      <text:p text:style-name="P1"><text:s/>nota de escopo: <text:span text:style-name="T1">Quando há 'limite de mandato', há limite para recondução. </text:span></text:p>
      <text:p text:style-name="P1"><text:s/>nota de escopo: <text:span text:style-name="T1">Este conceito foi trazido do campo dos conselhos, pode ser aplicável em outros contextos. </text:span></text:p>
      <text:p text:style-name="P1">|--&gt; Reformulação </text:p>
      <text:p text:style-name="P1">|--&gt; Secretaria executiva </text:p>
      <text:p text:style-name="P1">|--&gt; Voto de qualidad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0-20T02:03:35</meta:creation-date>
    <dc:date>2014-10-20T03:17:53</dc:date>
    <dc:creator>R Fabbri</dc:creator>
    <meta:editing-duration>PT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73" meta:word-count="528" meta:character-count="3835" meta:non-whitespace-character-count="3162"/>
  </office:meta>
</office:document-meta>
</file>